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Neo Sans Pro1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12pt" fo:font-weight="bold" style:font-size-asian="12pt" style:font-weight-asian="bold" style:font-name-complex="Times New Roman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fo:font-weight="bold" style:font-weight-asian="bold" style:font-name-complex="Neo Sans Pro" style:font-weight-complex="bold"/>
    </style:style>
    <style:style style:name="P3" style:family="paragraph" style:parent-style-name="Text_20_body">
      <style:paragraph-properties fo:margin-top="0cm" fo:margin-bottom="0cm" style:line-height-at-least="0.176cm"/>
      <style:text-properties fo:color="#000000" fo:font-size="10pt" style:font-size-asian="10pt" style:font-name-complex="Times New Roman" style:font-size-complex="10pt"/>
    </style:style>
    <style:style style:name="P4" style:family="paragraph" style:parent-style-name="Text_20_body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color="#000000" fo:font-size="10pt" style:font-size-asian="10pt" style:font-name-complex="Times New Roman" style:font-size-complex="10pt"/>
    </style:style>
    <style:style style:name="P5" style:family="paragraph" style:parent-style-name="Text_20_body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color="#000000" style:font-name="Calibri" fo:font-size="10pt" fo:font-weight="bold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paragraph-properties fo:margin-top="0cm" fo:margin-bottom="0.123cm" fo:line-height="105%"/>
      <style:text-properties fo:color="#000000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P8" style:family="paragraph" style:parent-style-name="List" style:list-style-name="WW8Num1">
      <style:paragraph-properties fo:margin-top="0cm" fo:margin-bottom="0cm" fo:text-align="justify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List" style:list-style-name="WW8Num1">
      <style:paragraph-properties fo:margin-top="0cm" fo:margin-bottom="0cm" fo:text-align="justify" style:justify-single-word="false"/>
      <style:text-properties fo:font-size="10pt" style:font-size-asian="10pt" style:font-name-complex="Times New Roman" style:font-size-complex="10pt"/>
    </style:style>
    <style:style style:name="P10" style:family="paragraph" style:parent-style-name="List" style:list-style-name="WW8Num1">
      <style:paragraph-properties fo:margin-top="0cm" fo:margin-bottom="0cm" fo:text-align="justify" style:justify-single-word="false"/>
    </style:style>
    <style:style style:name="P11" style:family="paragraph" style:parent-style-name="Text_20_body" style:master-page-name="Standard">
      <style:paragraph-properties fo:text-align="center" style:justify-single-word="false" style:page-number="auto"/>
      <style:text-properties fo:color="#000000" fo:font-weight="bold" style:font-weight-asian="bold" style:font-name-complex="Neo Sans Pro" style:font-weight-complex="bold"/>
    </style:style>
    <style:style style:name="P12" style:family="paragraph" style:parent-style-name="Text_20_body" style:list-style-name="WW8Num1"/>
    <style:style style:name="P13" style:family="paragraph" style:parent-style-name="Text_20_body" style:list-style-name="WW8Num1">
      <style:text-properties fo:color="#000000" fo:font-size="10pt" style:font-size-asian="10pt" style:font-weight-complex="bold"/>
    </style:style>
    <style:style style:name="P14" style:family="paragraph" style:parent-style-name="Text_20_body" style:list-style-name="WW8Num1">
      <style:paragraph-properties fo:text-align="justify" style:justify-single-word="false"/>
      <style:text-properties fo:color="#000000" fo:font-size="10pt" style:font-size-asian="10pt" style:font-weight-complex="bold"/>
    </style:style>
    <style:style style:name="P15" style:family="paragraph" style:parent-style-name="Text_20_body" style:list-style-name="WW8Num1">
      <style:paragraph-properties style:line-height-at-least="0.176cm"/>
      <style:text-properties fo:color="#000000" fo:font-size="10pt" style:font-size-asian="10pt" style:font-name-complex="Times New Roman" style:font-size-complex="10pt"/>
    </style:style>
    <style:style style:name="P16" style:family="paragraph" style:parent-style-name="Text_20_body" style:list-style-name="WW8Num1">
      <style:text-properties fo:color="#000000" fo:font-size="10pt" fo:font-weight="bold" style:font-size-asian="10pt" style:font-weight-asian="bold" style:font-weight-complex="bold"/>
    </style:style>
    <style:style style:name="P17" style:family="paragraph" style:parent-style-name="Text_20_body" style:list-style-name="WW8Num1">
      <style:text-properties fo:color="#000000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color="#000000" fo:font-size="10pt" fo:font-weight="bold" style:font-size-asian="10pt" style:font-weight-asian="bold" style:font-name-complex="Times New Roman" style:font-size-complex="10pt"/>
    </style:style>
    <style:style style:name="P19" style:family="paragraph" style:parent-style-name="Text_20_body" style:list-style-name="WW8Num1">
      <style:paragraph-properties fo:margin-top="0cm" fo:margin-bottom="0cm" style:line-height-at-least="0.176cm"/>
      <style:text-properties fo:color="#000000" fo:font-size="10pt" style:font-size-asian="10pt" style:font-name-complex="Times New Roman" style:font-size-complex="10pt"/>
    </style:style>
    <style:style style:name="P20" style:family="paragraph" style:parent-style-name="Text_20_body" style:list-style-name="WW8Num1">
      <style:paragraph-properties fo:margin-top="0cm" fo:margin-bottom="0cm" style:line-height-at-least="0.176cm">
        <style:tab-stops>
          <style:tab-stop style:position="0.824cm"/>
        </style:tab-stops>
      </style:paragraph-properties>
      <style:text-properties fo:color="#000000" fo:font-size="10pt" style:font-size-asian="10pt" style:font-name-complex="Times New Roman" style:font-size-complex="10pt"/>
    </style:style>
    <style:style style:name="P21" style:family="paragraph" style:parent-style-name="Text_20_body" style:list-style-name="WW8Num1">
      <style:paragraph-properties fo:margin-top="0cm" fo:margin-bottom="0cm" style:line-height-at-least="0.176cm"/>
    </style:style>
    <style:style style:name="T1" style:family="text">
      <style:text-properties fo:color="#000000" fo:font-size="10pt" style:font-size-asian="10pt"/>
    </style:style>
    <style:style style:name="T2" style:family="text">
      <style:text-properties fo:color="#000000" fo:font-size="10pt" style:font-size-asian="10pt" style:font-name-complex="Times New Roman" style:font-size-complex="10pt"/>
    </style:style>
    <style:style style:name="T3" style:family="text">
      <style:text-properties fo:color="#000000" fo:font-size="10pt" style:font-size-asian="10pt" style:font-name-complex="Times New Roman" style:font-size-complex="10pt" style:font-weight-complex="bold"/>
    </style:style>
    <style:style style:name="T4" style:family="text">
      <style:text-properties fo:color="#000000" fo:font-size="10pt" style:font-size-asian="10pt" style:font-name-complex="Neo Sans Pro1"/>
    </style:style>
    <style:style style:name="T5" style:family="text">
      <style:text-properties fo:color="#000000" fo:font-size="10pt" style:text-underline-style="none" style:font-size-asian="10pt"/>
    </style:style>
    <style:style style:name="T6" style:family="text">
      <style:text-properties fo:color="#000000" fo:font-size="10pt" style:text-underline-style="none" fo:font-weight="bold" style:font-size-asian="10pt" style:font-weight-asian="bold"/>
    </style:style>
    <style:style style:name="T7" style:family="text">
      <style:text-properties fo:color="#000000" fo:font-size="10pt" style:text-underline-style="none" fo:font-weight="bold" style:font-name-asian="Times New Roman" style:font-size-asian="10pt" style:font-weight-asian="bold" style:font-weight-complex="bold"/>
    </style:style>
    <style:style style:name="T8" style:family="text">
      <style:text-properties fo:color="#000000" fo:font-size="10pt" style:text-underline-style="none" fo:font-weight="normal" style:font-name-asian="Times New Roman" style:font-size-asian="10pt" style:font-weight-asian="normal" style:font-weight-complex="normal"/>
    </style:style>
    <style:style style:name="T9" style:family="text">
      <style:text-properties fo:color="#000000" fo:font-size="10pt" style:text-underline-style="none" fo:font-weight="normal" style:font-size-asian="10pt" style:font-weight-asian="normal" style:font-weight-complex="normal"/>
    </style:style>
    <style:style style:name="T10" style:family="text">
      <style:text-properties fo:color="#000000" fo:font-size="10pt" fo:font-weight="bold" style:font-size-asian="10pt" style:font-weight-asian="bold"/>
    </style:style>
    <style:style style:name="T11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T12" style:family="text">
      <style:text-properties fo:color="#000000" fo:font-size="10pt" fo:font-weight="bold" style:font-size-asian="10pt" style:font-weight-asian="bold" style:font-name-complex="Times New Roman" style:font-size-complex="10pt" style:font-weight-complex="bold"/>
    </style:style>
    <style:style style:name="T13" style:family="text">
      <style:text-properties fo:color="#000000" fo:font-size="10pt" fo:font-weight="bold" style:font-size-asian="10pt" style:font-weight-asian="bold" style:font-name-complex="Neo Sans Pro1" style:font-weight-complex="bold"/>
    </style:style>
    <style:style style:name="T14" style:family="text">
      <style:text-properties fo:color="#000000" fo:font-size="10pt" style:font-name-asian="Times New Roman" style:font-size-asian="10pt"/>
    </style:style>
    <style:style style:name="T15" style:family="text">
      <style:text-properties fo:color="#000000" fo:font-size="10pt" fo:background-color="#ffffff" style:font-size-asian="10pt" style:font-name-complex="Times New Roman" style:font-size-complex="10pt" style:font-weight-complex="bold"/>
    </style:style>
    <style:style style:name="T16" style:family="text">
      <style:text-properties fo:color="#000000" fo:font-size="10pt" fo:font-weight="normal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color="#000000" fo:font-size="10pt" fo:font-weight="normal" style:font-size-asian="10pt" style:font-weight-asian="normal" style:font-weight-complex="normal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20" style:family="text">
      <style:text-properties fo:color="#000000" style:font-name="Times New Roman" fo:font-size="10pt" style:text-underline-style="none" fo:font-weight="bold" style:font-size-asian="10pt" style:font-weight-asian="bold" style:font-name-complex="Times New Roman" style:font-size-complex="10pt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style:font-size-asian="10pt" style:font-name-complex="Times New Roman" style:font-size-complex="10pt"/>
    </style:style>
    <style:style style:name="T23" style:family="text">
      <style:text-properties fo:font-size="10pt" style:font-size-asian="10pt" style:font-name-complex="Times New Roman" style:font-size-complex="10pt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fo:background-color="#ffffff" style:font-size-asian="10pt" style:font-name-complex="Times New Roman" style:font-size-complex="10pt" style:font-weight-complex="bold"/>
    </style:style>
    <style:style style:name="T29" style:family="text">
      <style:text-properties fo:font-size="10pt" fo:font-weight="normal" style:font-size-asian="10pt" style:font-weight-asian="normal" style:font-weight-complex="normal"/>
    </style:style>
    <style:style style:name="T30" style:family="text">
      <style:text-properties fo:font-size="10pt" style:text-underline-style="none" fo:font-weight="bold" style:font-size-asian="10pt" style:font-weight-asian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GULAMIN </text:p>
      <text:p text:style-name="P2">I Konkursu Szachowego „Szachowy wtorek w Kwadracie” <text:s text:c="2"/></text:p>
      <text:p text:style-name="P1"/>
      <text:list xml:id="list9198557821284288216" text:style-name="WW8Num1">
        <text:list-item>
          <text:p text:style-name="P18">Cel: Celem turnieju jest: <text:s text:c="124"/></text:p>
          <text:p text:style-name="P19"><text:s text:c="7"/>- popularyzowanie szachów wśród dzieci i młodzieży; </text:p>
          <text:p text:style-name="P19"><text:s text:c="8"/>-integracja i sportowa rywalizacja pomiędzy dziećmi;</text:p>
          <text:p text:style-name="P19"><text:s text:c="8"/>-zagospodarowanie czasu wolnego; <text:s text:c="11"/></text:p>
        </text:list-item>
      </text:list>
      <text:p text:style-name="P3"><text:s text:c="22"/>-profilaktyka uzależnień (m. in. nadmierne korzystanie z treści zawartych w internecie, w grach <text:s text:c="2"/></text:p>
      <text:p text:style-name="P3"><text:s text:c="25"/>komputerowych);</text:p>
      <text:p text:style-name="P3"><text:s text:c="23"/>-nauka logicznego myślenia;</text:p>
      <text:p text:style-name="P3"><text:s text:c="23"/>-kształtowanie pozytywnych cech osobowościowych dzieci i młodzieży;</text:p>
      <text:p text:style-name="P3"><text:s text:c="23"/>-promocja projektu „Dolina Krzemowa Nad Mleczną”.</text:p>
      <text:p text:style-name="P3"/>
      <text:list xml:id="list40399337" text:continue-numbering="true" text:style-name="WW8Num1">
        <text:list-item>
          <text:p text:style-name="P21"><text:span text:style-name="T11">Organizatorzy: </text:span><text:span text:style-name="T16">Klub „Kwadrat” przy współpracy z Akademią Szachową Marka Niedźwieckiego, </text:span><text:span text:style-name="T2">Uczniowskim Klubem Sportowym „Roszada” i <text:s/>Kapitułą Kultury Szachowej.</text:span></text:p>
          <text:p text:style-name="P12"><text:span text:style-name="T10">3 .Terminy: </text:span><text:span text:style-name="T17">konkurs </text:span><text:span text:style-name="T1">zostanie przeprowadzony w dniu 10.05.br. Kolejne konkursy odbędą się 7.06.br i 5.07.br.</text:span></text:p>
          <text:p text:style-name="P12"><text:span text:style-name="T13">4. <text:s/>Program</text:span><text:span text:style-name="T4">: </text:span><text:span text:style-name="T21"><text:s/>wtorek 10</text:span><text:span text:style-name="T29">.05.2022 r. </text:span></text:p>
          <text:p text:style-name="P13"><text:s/>17:00÷ 17:10– weryfikacja zgłoszeń;</text:p>
          <text:p text:style-name="P14">17:10÷ 17:15– odprawa techniczna;</text:p>
          <text:p text:style-name="P13">17:15 ÷ 17:20 – uroczyste otwarcie turnieju;</text:p>
          <text:p text:style-name="P16"><text:span text:style-name="T31">17:20 ÷ 17:45 </text:span>– <text:s text:c="2"/><text:span text:style-name="T31">rozwiązywanie 12 zadań szachowych o tematyce „Mat w jednym posunięciu”. Zadania pochodzą z przygotowywanej do druku książki „Zostań szachowym mistrzem” autorstwa Marka Niedźwieckiego.</text:span> </text:p>
          <text:p text:style-name="P17">Ogłoszenie wyników <text:s/>nastąpi ok. godziny 18:00.</text:p>
          <text:p text:style-name="P6"><text:span text:style-name="T26">5.</text:span><text:span text:style-name="T24"> </text:span><text:span text:style-name="T26">Miejsce</text:span><text:span text:style-name="T24">:</text:span><text:span text:style-name="T18"> Klub „Kwadrat”, Radom, ul. Grzybowska 16.</text:span></text:p>
          <text:p text:style-name="P12"><text:span text:style-name="T10">6.Zgłoszenia: </text:span><text:span text:style-name="T1">U</text:span><text:span text:style-name="T14">dział w zawodach mogą wziąć juniorzy do lat 18 włącznie.</text:span></text:p>
          <text:p text:style-name="P12"><text:span text:style-name="Internet_20_link"><text:span text:style-name="T10">Zgłoszenia należy dokonać w terminie do dnia 8.05.br. <text:s text:c="2"/>Po upływie tego terminu zgłoszenie nie zostanie przyjęte. </text:span></text:span><text:span text:style-name="Internet_20_link"><text:span text:style-name="T5">W zgłoszeniu należy podać <text:s/>imię i nazwisko wraz z dokładną datą urodzenia, posiadaną kategorię szachową. Powyższe informacje należy przesłać <text:s/>na adres mailowy:</text:span></text:span><text:a xlink:type="simple" xlink:href="mailto:uks.roszada@gmail.com" text:style-name="Internet_20_link" text:visited-style-name="Visited_20_Internet_20_Link"><text:span text:style-name="Internet_20_link"><text:span text:style-name="T25">uks.roszada@gmail.com</text:span></text:span></text:a><text:span text:style-name="Internet_20_link"><text:span text:style-name="T30"> </text:span></text:span><text:span text:style-name="Internet_20_link"><text:span text:style-name="T6">tel. 502-147-317. </text:span></text:span><text:span text:style-name="Internet_20_link"><text:span text:style-name="T9">Ilość miejsc jest ograniczona.</text:span></text:span></text:p>
          <text:p text:style-name="P16">7. <text:s/>Opłata startowa: udział w konkursie jest bezpłatny. </text:p>
          <text:p text:style-name="P12"><text:span text:style-name="Internet_20_link"><text:span text:style-name="T8">8. </text:span></text:span><text:span text:style-name="Internet_20_link"><text:span text:style-name="T7">System rozgrywek:</text:span></text:span><text:span text:style-name="Internet_20_link"><text:span text:style-name="T8"> każdy uczestnik otrzyma zestaw 12 zadań szachowych o tematyce „Mat w jednym posunięciu”</text:span></text:span><text:span text:style-name="Internet_20_link"><text:span text:style-name="T7">. <text:s/></text:span></text:span><text:span text:style-name="Internet_20_link"><text:span text:style-name="T8"><text:s/>O kolejności decyduje ilość zdobytych punktów. W przypadku ich równości decyduje krótszy czas rozwiązania. </text:span></text:span></text:p>
          <text:p text:style-name="P12"><text:span text:style-name="T12">9. Nagrody: <text:s/></text:span><text:span text:style-name="T16">nagrody rzeczowe. Przewidujemy słodki poczęstunek i dyplom dla każdego zawodnika. <text:s/></text:span></text:p>
          <text:p text:style-name="P21"><text:span text:style-name="T12">10. </text:span><text:span text:style-name="T11">Pozostałe przepisy:</text:span><text:span text:style-name="T1"> </text:span><text:span text:style-name="T3">Szachiści</text:span><text:span text:style-name="T23"> wyrażają zgodę na udostępnienie dokumentacji fotograficznej do celów promocyjnych.</text:span></text:p>
          <text:p text:style-name="P7">Uczestnicy rozgrywek ubezpieczają się we własnym zakresie. </text:p>
          <text:p text:style-name="P8">11. Współpraca.</text:p>
          <text:p text:style-name="P10"><text:span text:style-name="T15">- MK Janusz Domagała spółka jawna </text:span><text:a xlink:type="simple" xlink:href="http://www.kominynamiare.pl/" text:style-name="Internet_20_link" text:visited-style-name="Visited_20_Internet_20_Link"><text:span text:style-name="Internet_20_link"><text:span text:style-name="T28">www.kominynamiare.pl</text:span></text:span></text:a><text:span text:style-name="T15"> </text:span></text:p>
          <text:p text:style-name="P9">- Biuro Rachunkowe Mirosława Siczek. <text:s text:c="78"/></text:p>
          <text:p text:style-name="P10"><text:span text:style-name="T24"><text:s/>- Conwex Serwis </text:span><text:a xlink:type="simple" xlink:href="http://www.conwex.pl/" text:style-name="Internet_20_link" text:visited-style-name="Visited_20_Internet_20_Link"><text:span text:style-name="Internet_20_link"><text:span text:style-name="T24">www.conwex.pl</text:span></text:span></text:a></text:p>
          <text:p text:style-name="P10"><text:span text:style-name="T24"><text:s/>- Virgo Poligrafia </text:span><text:a xlink:type="simple" xlink:href="http://www.virgo.net.pl/" text:style-name="Internet_20_link" text:visited-style-name="Visited_20_Internet_20_Link"><text:span text:style-name="Internet_20_link"><text:span text:style-name="T24">www.virgo.net.pl</text:span></text:span></text:a></text:p>
          <text:p text:style-name="P10"><text:span text:style-name="T27">12. Patronat medialny</text:span><text:span text:style-name="T24">: <text:s/></text:span><text:span text:style-name="Internet_20_link"><text:span text:style-name="T19"><text:s/>Tygodnik <text:s/>"Gość Niedzielny"</text:span></text:span><text:span text:style-name="Internet_20_link"><text:span text:style-name="T20"> </text:span></text:span><text:a xlink:type="simple" xlink:href="https://radom.gosc.pl/" text:style-name="Internet_20_link" text:visited-style-name="Visited_20_Internet_20_Link"><text:span text:style-name="Internet_20_link">https://radom.gosc.pl</text:span></text:a><text:span text:style-name="Internet_20_link"><text:span text:style-name="T32"> </text:span></text:span><text:span text:style-name="T24">Dwutygodnik „Twój Radom” </text:span><text:span text:style-name="T22"><text:s/></text:span><text:a xlink:type="simple" xlink:href="https://twojradom.pl/" text:style-name="Internet_20_link" text:visited-style-name="Visited_20_Internet_20_Link"><text:span text:style-name="Internet_20_link"><text:span text:style-name="T24">https://twojradom.pl/</text:span></text:span></text:a><text:span text:style-name="T24"> <text:s/>miesięcznik <text:s/>„Głos z Serca Polski”.</text:span></text:p>
          <text:p text:style-name="P10"><text:span text:style-name="T24"><text:s text:c="39"/></text:span><text:s text:c="34"/></text:p>
          <text:p text:style-name="P15">Radom, 17.04.2022 r. <text:s text:c="79"/>Dyrektor Konkursu <text:s text:c="128"/></text:p>
          <text:p text:style-name="P20"><text:s text:c="111"/>/-/ Marek Niedźwiecki</text:p>
        </text:list-item>
      </text:list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OpenSymbol" svg:font-family="OpenSymbol, 'Arial Unicode MS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Neo Sans Pro1" svg:font-family="'Neo Sans Pro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Neo Sans Pro" svg:font-family="'Neo Sans Pro', 'Segoe Scrip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SimSun1" style:font-size-asian="12pt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next-style-name="Standard" style:default-outline-level="1" style:class="text">
      <style:paragraph-properties fo:margin-left="0.471cm" fo:margin-right="1.069cm" fo:margin-top="0cm" fo:margin-bottom="0.021cm" fo:line-height="109%" fo:text-align="center" style:justify-single-word="false" fo:keep-together="always" fo:orphans="2" fo:widows="2" fo:text-indent="-0.018cm" style:auto-text-indent="false" fo:keep-with-next="always"/>
      <style:text-properties fo:color="#000000" style:font-name="Times New Roman" fo:font-size="10pt" fo:language="pl" fo:country="PL" style:font-name-asian="Times New Roman" style:font-size-asian="10pt" style:font-name-complex="Times New Roman" style:font-size-complex="11pt" style:language-complex="ar" style:country-complex="SA"/>
    </style:style>
    <style:style style:name="Nagłówek5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Lucida Sans1" style:font-size-complex="14pt"/>
    </style:style>
    <style:style style:name="Podpis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Nagłówek4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Arial" style:font-size-complex="14pt"/>
    </style:style>
    <style:style style:name="Podpis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Nagłówek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Normalny_20__28_Web_29_" style:display-name="Normalny (Web)" style:family="paragraph" style:parent-style-name="Standard">
      <style:paragraph-properties fo:margin-top="0.494cm" fo:margin-bottom="0.494cm" fo:orphans="2" fo:widows="2" fo:hyphenation-ladder-count="no-limit"/>
      <style:text-properties style:letter-kerning="true" style:font-name-asian="Times New Roman" fo:hyphenate="true" fo:hyphenation-remain-char-count="2" fo:hyphenation-push-char-count="2"/>
    </style:style>
    <style:style style:name="western" style:family="paragraph" style:parent-style-name="Standard">
      <style:text-properties style:font-name-asian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/>
    </style:style>
    <style:style style:name="WW8Num1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color="#000000" fo:font-size="10pt" fo:font-weight="bold" style:font-size-asian="10pt" style:font-weight-asian="bold" style:font-name-complex="Times New Roman" style:font-size-complex="10pt"/>
    </style:style>
    <style:style style:name="WW8Num4z0" style:family="text">
      <style:text-properties fo:color="#000000" style:font-name="Times New Roman" fo:font-size="10pt" fo:font-weight="bold" style:font-size-asian="10pt" style:font-weight-asian="bold" style:font-name-complex="Times New Roman" style:font-size-complex="10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weight="bold" style:font-weight-asian="bold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WW8Num8z0" style:family="text">
      <style:text-properties fo:color="#000000" style:text-line-through-style="none" style:text-position="0% 100%" style:font-name="Times New Roman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/>
    </style:style>
    <style:style style:name="Domyślna_20_czcionka_20_akapitu" style:display-name="Domyślna czcionka akapitu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Domyślna_20_czcionka_20_akapitu5" style:display-name="Domyślna czcionka akapitu5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4" style:display-name="Domyślna czcionka akapitu4" style:family="text"/>
    <style:style style:name="Domyślna_20_czcionka_20_akapitu3" style:display-name="Domyślna czcionka akapitu3" style:family="text"/>
    <style:style style:name="Domyślna_20_czcionka_20_akapitu2" style:display-name="Domyślna czcionka akapitu2" style:family="text"/>
    <style:style style:name="Domyślna_20_czcionka_20_akapitu1" style:display-name="Domyślna czcionka akapitu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Nagłówek_20_1_20_Znak" style:display-name="Nagłówek 1 Znak" style:family="text">
      <style:text-properties fo:color="#000000" style:font-size-complex="11pt"/>
    </style:style>
    <style:style style:name="Nagłówek_20_Znak" style:display-name="Nagłówek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Stopka_20_Znak" style:display-name="Stopka Znak" style:family="text">
      <style:text-properties fo:font-size="12pt" style:letter-kerning="true" style:font-name-asian="SimSun1" style:font-size-asian="12pt" style:font-name-complex="Mangal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51cm" fo:margin-left="1.125cm"/>
        </style:list-level-properties>
      </text:list-level-style-number>
      <text:list-level-style-number text:level="2" text:style-name="WW8Num7z0" style:num-format="a" style:num-letter-sync="true">
        <style:list-level-properties text:list-level-position-and-space-mode="label-alignment">
          <style:list-level-label-alignment text:label-followed-by="listtab" fo:margin-left="2.868cm"/>
        </style:list-level-properties>
      </text:list-level-style-number>
      <text:list-level-style-number text:level="3" text:style-name="WW8Num7z0" style:num-format="i">
        <style:list-level-properties text:list-level-position-and-space-mode="label-alignment">
          <style:list-level-label-alignment text:label-followed-by="listtab" fo:margin-left="4.138cm"/>
        </style:list-level-properties>
      </text:list-level-style-number>
      <text:list-level-style-number text:level="4" text:style-name="WW8Num7z0" style:num-format="1">
        <style:list-level-properties text:list-level-position-and-space-mode="label-alignment">
          <style:list-level-label-alignment text:label-followed-by="listtab" fo:margin-left="5.408cm"/>
        </style:list-level-properties>
      </text:list-level-style-number>
      <text:list-level-style-number text:level="5" text:style-name="WW8Num7z0" style:num-format="a" style:num-letter-sync="true">
        <style:list-level-properties text:list-level-position-and-space-mode="label-alignment">
          <style:list-level-label-alignment text:label-followed-by="listtab" fo:margin-left="6.678cm"/>
        </style:list-level-properties>
      </text:list-level-style-number>
      <text:list-level-style-number text:level="6" text:style-name="WW8Num7z0" style:num-format="i">
        <style:list-level-properties text:list-level-position-and-space-mode="label-alignment">
          <style:list-level-label-alignment text:label-followed-by="listtab" fo:margin-left="7.948cm"/>
        </style:list-level-properties>
      </text:list-level-style-number>
      <text:list-level-style-number text:level="7" text:style-name="WW8Num7z0" style:num-format="1">
        <style:list-level-properties text:list-level-position-and-space-mode="label-alignment">
          <style:list-level-label-alignment text:label-followed-by="listtab" fo:margin-left="9.218cm"/>
        </style:list-level-properties>
      </text:list-level-style-number>
      <text:list-level-style-number text:level="8" text:style-name="WW8Num7z0" style:num-format="a" style:num-letter-sync="true">
        <style:list-level-properties text:list-level-position-and-space-mode="label-alignment">
          <style:list-level-label-alignment text:label-followed-by="listtab" fo:margin-left="10.488cm"/>
        </style:list-level-properties>
      </text:list-level-style-number>
      <text:list-level-style-number text:level="9" text:style-name="WW8Num7z0" style:num-format="i">
        <style:list-level-properties text:list-level-position-and-space-mode="label-alignment">
          <style:list-level-label-alignment text:label-followed-by="listtab" fo:margin-left="11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margin-left="1.986cm"/>
        </style:list-level-properties>
      </text:list-level-style-number>
      <text:list-level-style-number text:level="2" text:style-name="WW8Num8z0" style:num-format="a" style:num-letter-sync="true">
        <style:list-level-properties text:list-level-position-and-space-mode="label-alignment">
          <style:list-level-label-alignment text:label-followed-by="listtab" fo:margin-left="3.533cm"/>
        </style:list-level-properties>
      </text:list-level-style-number>
      <text:list-level-style-number text:level="3" text:style-name="WW8Num8z0" style:num-format="i">
        <style:list-level-properties text:list-level-position-and-space-mode="label-alignment">
          <style:list-level-label-alignment text:label-followed-by="listtab" fo:margin-left="4.803cm"/>
        </style:list-level-properties>
      </text:list-level-style-number>
      <text:list-level-style-number text:level="4" text:style-name="WW8Num8z0" style:num-format="1">
        <style:list-level-properties text:list-level-position-and-space-mode="label-alignment">
          <style:list-level-label-alignment text:label-followed-by="listtab" fo:margin-left="6.073cm"/>
        </style:list-level-properties>
      </text:list-level-style-number>
      <text:list-level-style-number text:level="5" text:style-name="WW8Num8z0" style:num-format="a" style:num-letter-sync="true">
        <style:list-level-properties text:list-level-position-and-space-mode="label-alignment">
          <style:list-level-label-alignment text:label-followed-by="listtab" fo:margin-left="7.343cm"/>
        </style:list-level-properties>
      </text:list-level-style-number>
      <text:list-level-style-number text:level="6" text:style-name="WW8Num8z0" style:num-format="i">
        <style:list-level-properties text:list-level-position-and-space-mode="label-alignment">
          <style:list-level-label-alignment text:label-followed-by="listtab" fo:margin-left="8.613cm"/>
        </style:list-level-properties>
      </text:list-level-style-number>
      <text:list-level-style-number text:level="7" text:style-name="WW8Num8z0" style:num-format="1">
        <style:list-level-properties text:list-level-position-and-space-mode="label-alignment">
          <style:list-level-label-alignment text:label-followed-by="listtab" fo:margin-left="9.883cm"/>
        </style:list-level-properties>
      </text:list-level-style-number>
      <text:list-level-style-number text:level="8" text:style-name="WW8Num8z0" style:num-format="a" style:num-letter-sync="true">
        <style:list-level-properties text:list-level-position-and-space-mode="label-alignment">
          <style:list-level-label-alignment text:label-followed-by="listtab" fo:margin-left="11.153cm"/>
        </style:list-level-properties>
      </text:list-level-style-number>
      <text:list-level-style-number text:level="9" text:style-name="WW8Num8z0" style:num-format="i">
        <style:list-level-properties text:list-level-position-and-space-mode="label-alignment">
          <style:list-level-label-alignment text:label-followed-by="listtab" fo:margin-left="12.4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Konwertuj_20_1" style:display-name="Konwertuj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Niedźwiecki</meta:initial-creator>
    <meta:creation-date>2020-11-17T01:47:00</meta:creation-date>
    <dc:date>2022-04-22T20:16:25.23</dc:date>
    <meta:print-date>2017-05-11T08:35:00</meta:print-date>
    <meta:editing-cycles>23</meta:editing-cycles>
    <meta:editing-duration>PT6H55M46S</meta:editing-duration>
    <meta:generator>OpenOffice/4.1.9$Win32 OpenOffice.org_project/419m1$Build-9805</meta:generator>
    <meta:document-statistic meta:table-count="0" meta:image-count="0" meta:object-count="0" meta:page-count="1" meta:paragraph-count="36" meta:word-count="325" meta:character-count="3295"/>
  </office:meta>
</office:document-meta>
</file>